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2ABE474CC562AEDB15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78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9.589cm" svg:height="13.065cm" svg:x="1cm" svg:y="7.437cm">
          <draw:image xlink:href="Pictures/1000000000000400000002ABE474CC562AEDB15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V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27T16:35:20.336000000</dc:date>
    <meta:editing-duration>PT3M6S</meta:editing-duration>
    <meta:editing-cycles>1</meta:editing-cycles>
    <meta:document-statistic meta:object-count="1"/>
    <meta:generator>LibreOffice/7.0.4.2$Windows_X86_64 LibreOffice_project/dcf040e67528d9187c66b2379df5ea4407429775</meta:generator>
  </office:meta>
</office:document-meta>
</file>